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02c" officeooo:paragraph-rsid="0003802c"/>
    </style:style>
    <style:style style:name="P2" style:family="paragraph" style:parent-style-name="Standard">
      <style:text-properties officeooo:rsid="000503d8" officeooo:paragraph-rsid="000503d8"/>
    </style:style>
    <style:style style:name="P3" style:family="paragraph" style:parent-style-name="Standard">
      <style:text-properties officeooo:rsid="0009c4a3" officeooo:paragraph-rsid="0009c4a3"/>
    </style:style>
    <style:style style:name="P4" style:family="paragraph" style:parent-style-name="Standard">
      <style:text-properties officeooo:rsid="0009c4a3" officeooo:paragraph-rsid="000bb2e0"/>
    </style:style>
    <style:style style:name="P5" style:family="paragraph" style:parent-style-name="Standard">
      <style:text-properties officeooo:rsid="0009c4a3" officeooo:paragraph-rsid="000d54a0"/>
    </style:style>
    <style:style style:name="P6" style:family="paragraph" style:parent-style-name="Standard">
      <style:text-properties officeooo:rsid="0009c4a3" officeooo:paragraph-rsid="0009c4a3" fo:background-color="#bbe33d"/>
    </style:style>
    <style:style style:name="P7" style:family="paragraph" style:parent-style-name="Standard">
      <style:text-properties fo:color="#395511" officeooo:rsid="0009c4a3" officeooo:paragraph-rsid="0009c4a3"/>
    </style:style>
    <style:style style:name="P8" style:family="paragraph" style:parent-style-name="Standard">
      <style:text-properties fo:color="#395511" officeooo:rsid="0009c4a3" officeooo:paragraph-rsid="000d54a0"/>
    </style:style>
    <style:style style:name="P9" style:family="paragraph" style:parent-style-name="Standard">
      <style:text-properties officeooo:paragraph-rsid="000d54a0"/>
    </style:style>
    <style:style style:name="P10" style:family="paragraph" style:parent-style-name="Standard">
      <style:text-properties fo:color="#000000" officeooo:rsid="000deba3" officeooo:paragraph-rsid="000deba3"/>
    </style:style>
    <style:style style:name="P11" style:family="paragraph" style:parent-style-name="Standard">
      <style:text-properties fo:color="#000000" officeooo:rsid="00107dfe" officeooo:paragraph-rsid="000deba3"/>
    </style:style>
    <style:style style:name="P12" style:family="paragraph" style:parent-style-name="Standard">
      <style:text-properties officeooo:paragraph-rsid="000deba3"/>
    </style:style>
    <style:style style:name="P13" style:family="paragraph" style:parent-style-name="Standard">
      <style:text-properties officeooo:rsid="00107dfe" officeooo:paragraph-rsid="000deba3"/>
    </style:style>
    <style:style style:name="P14" style:family="paragraph" style:parent-style-name="Standard">
      <style:text-properties officeooo:rsid="0011cd13" officeooo:paragraph-rsid="000deba3"/>
    </style:style>
    <style:style style:name="P15" style:family="paragraph" style:parent-style-name="Standard">
      <style:text-properties officeooo:rsid="00127638" officeooo:paragraph-rsid="000deba3"/>
    </style:style>
    <style:style style:name="P16" style:family="paragraph" style:parent-style-name="Standard">
      <style:text-properties officeooo:rsid="0014050c" officeooo:paragraph-rsid="000deba3"/>
    </style:style>
    <style:style style:name="P17" style:family="paragraph" style:parent-style-name="Standard">
      <style:text-properties officeooo:rsid="0015f963" officeooo:paragraph-rsid="000deba3"/>
    </style:style>
    <style:style style:name="P18" style:family="paragraph" style:parent-style-name="Standard">
      <style:text-properties fo:color="#127622" officeooo:rsid="000503d8" officeooo:paragraph-rsid="000503d8"/>
    </style:style>
    <style:style style:name="P19" style:family="paragraph" style:parent-style-name="Standard">
      <style:text-properties fo:color="#127622" officeooo:paragraph-rsid="000503d8"/>
    </style:style>
    <style:style style:name="P20" style:family="paragraph" style:parent-style-name="Standard">
      <style:text-properties officeooo:rsid="000f9b10" officeooo:paragraph-rsid="000f9b10"/>
    </style:style>
    <style:style style:name="P21" style:family="paragraph" style:parent-style-name="Standard">
      <style:paragraph-properties fo:break-before="page"/>
      <style:text-properties officeooo:rsid="0003802c" officeooo:paragraph-rsid="0003802c"/>
    </style:style>
    <style:style style:name="P22" style:family="paragraph" style:parent-style-name="Standard">
      <style:paragraph-properties fo:break-before="page"/>
      <style:text-properties officeooo:rsid="0009c4a3" officeooo:paragraph-rsid="0009c4a3"/>
    </style:style>
    <style:style style:name="P23" style:family="paragraph" style:parent-style-name="Standard">
      <style:paragraph-properties fo:break-before="page"/>
      <style:text-properties fo:color="#000000" officeooo:rsid="000deba3" officeooo:paragraph-rsid="000deba3"/>
    </style:style>
    <style:style style:name="P24" style:family="paragraph" style:parent-style-name="Standard">
      <style:paragraph-properties fo:break-before="page"/>
      <style:text-properties fo:color="#000000" officeooo:rsid="001155a9" officeooo:paragraph-rsid="001155a9"/>
    </style:style>
    <style:style style:name="P25" style:family="paragraph" style:parent-style-name="Standard">
      <style:paragraph-properties fo:break-before="page"/>
      <style:text-properties fo:color="#000000" officeooo:rsid="001155a9" officeooo:paragraph-rsid="001155a9" fo:background-color="transparent"/>
    </style:style>
    <style:style style:name="T1" style:family="text">
      <style:text-properties officeooo:rsid="000503d8"/>
    </style:style>
    <style:style style:name="T2" style:family="text">
      <style:text-properties officeooo:rsid="0009c4a3"/>
    </style:style>
    <style:style style:name="T3" style:family="text">
      <style:text-properties fo:background-color="#bbe33d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bb2e0" fo:background-color="transparent" loext:char-shading-value="0"/>
    </style:style>
    <style:style style:name="T6" style:family="text">
      <style:text-properties officeooo:rsid="000d54a0" fo:background-color="transparent" loext:char-shading-value="0"/>
    </style:style>
    <style:style style:name="T7" style:family="text">
      <style:text-properties officeooo:rsid="0009c4a3" fo:background-color="transparent" loext:char-shading-value="0"/>
    </style:style>
    <style:style style:name="T8" style:family="text">
      <style:text-properties fo:color="#395511"/>
    </style:style>
    <style:style style:name="T9" style:family="text">
      <style:text-properties fo:color="#395511" fo:background-color="transparent" loext:char-shading-value="0"/>
    </style:style>
    <style:style style:name="T10" style:family="text">
      <style:text-properties fo:color="#395511" officeooo:rsid="0009c4a3"/>
    </style:style>
    <style:style style:name="T11" style:family="text">
      <style:text-properties fo:color="#000000" fo:background-color="transparent" loext:char-shading-value="0"/>
    </style:style>
    <style:style style:name="T12" style:family="text">
      <style:text-properties fo:color="#000000" officeooo:rsid="000d54a0" fo:background-color="transparent" loext:char-shading-value="0"/>
    </style:style>
    <style:style style:name="T13" style:family="text">
      <style:text-properties fo:color="#000000" officeooo:rsid="0009c4a3" fo:background-color="transparent" loext:char-shading-value="0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officeooo:rsid="00188e9c"/>
    </style:style>
    <style:style style:name="T16" style:family="text">
      <style:text-properties officeooo:rsid="0011cd13"/>
    </style:style>
    <style:style style:name="T17" style:family="text">
      <style:text-properties officeooo:rsid="001469c2"/>
    </style:style>
    <style:style style:name="T18" style:family="text">
      <style:text-properties officeooo:rsid="0017871f"/>
    </style:style>
    <style:style style:name="T19" style:family="text">
      <style:text-properties officeooo:rsid="00127638"/>
    </style:style>
    <style:style style:name="T20" style:family="text">
      <style:text-properties officeooo:rsid="00179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1</text:p>
      <text:p text:style-name="P1">SDD</text:p>
      <text:p text:style-name="P1">Cavani Nicolas</text:p>
      <text:p text:style-name="P1">Leduque Adrien</text:p>
      <text:p text:style-name="P1"/>
      <text:p text:style-name="P20">ISIMA</text:p>
      <text:p text:style-name="P21">Format des fichiers textes :</text:p>
      <text:p text:style-name="P1"/>
      <text:p text:style-name="P1"/>
      <text:p text:style-name="P18">Fichiers pour créer la bibliothèque</text:p>
      <text:p text:style-name="P18">library.txt : comme dit dans l’énoncé:</text:p>
      <text:p text:style-name="P19"><text:span text:style-name="T1">1ère ligne : category nombre de livre dans cette catégorie</text:span></text:p>
      <text:p text:style-name="P18">2ème ligne : bookNb <text:s/>title</text:p>
      <text:p text:style-name="P2">POL 3</text:p>
      <text:p text:style-name="P2">11 le tueur</text:p>
      <text:p text:style-name="P2">15 la victime</text:p>
      <text:p text:style-name="P2">17 le truand</text:p>
      <text:p text:style-name="P2">BD 2</text:p>
      <text:p text:style-name="P2">21 tintin</text:p>
      <text:p text:style-name="P2">23 titeuf</text:p>
      <text:p text:style-name="P2">JAP 0</text:p>
      <text:p text:style-name="P2">CAL 1</text:p>
      <text:p text:style-name="P2">28 caligros</text:p>
      <text:p text:style-name="P1"/>
      <text:p text:style-name="P1"/>
      <text:p text:style-name="P18">Fichier des livres empruntés</text:p>
      <text:p text:style-name="P18">borrowings.txt : de la forme : category bookNb returnDate</text:p>
      <text:p text:style-name="P2">POL 15 20191112</text:p>
      <text:p text:style-name="P2">BD 21 20200122</text:p>
      <text:p text:style-name="P2">GHE 64 45213698</text:p>
      <text:p text:style-name="P2">CAL 28 20180123</text:p>
      <text:p text:style-name="P2"/>
      <text:p text:style-name="P2"/>
      <text:p text:style-name="P18">Fichier des livres rendus</text:p>
      <text:p text:style-name="P18">brought_back.txt : de la forme : category bookNb</text:p>
      <text:p text:style-name="P2">BD 21</text:p>
      <text:p text:style-name="P2">CAL 28</text:p>
      <text:p text:style-name="P22">Structure du projet :</text:p>
      <text:p text:style-name="P3"/>
      <text:p text:style-name="P3">Arborescence :</text:p>
      <text:p text:style-name="P3"/>
      <text:p text:style-name="P6">SDD_TP1</text:p>
      <text:p text:style-name="P3"><text:tab/><text:span text:style-name="T3">bin</text:span></text:p>
      <text:p text:style-name="P3"><text:tab/><text:tab/><text:span text:style-name="T9">executable</text:span></text:p>
      <text:p text:style-name="P3"><text:tab/><text:span text:style-name="T3">borrowings</text:span><text:span text:style-name="T4"> <text:s/></text:span><text:span text:style-name="T5">// Peut être vide, contient les fichiers que l’on sauvegarde depuis le programme</text:span></text:p>
      <text:p text:style-name="P3"><text:tab/><text:tab/><text:span text:style-name="T8">2020-02-18_18h32’01’’</text:span></text:p>
      <text:p text:style-name="P7"><text:tab/><text:tab/>2020-02-20_19h22’31’’</text:p>
      <text:p text:style-name="P7"><text:tab/><text:tab/>2020-02-25_16h08’49’’</text:p>
      <text:p text:style-name="P4"><text:tab/><text:span text:style-name="T3">build</text:span><text:span text:style-name="T4"> <text:s text:c="11"/>// </text:span><text:span text:style-name="T5">Contient les </text:span><text:span text:style-name="T6">fichiers intermédiaires .d et .o</text:span></text:p>
      <text:p text:style-name="P3"><text:tab/><text:tab/><text:span text:style-name="T8">borrow.d</text:span></text:p>
      <text:p text:style-name="P7"><text:tab/><text:tab/>borrow.o</text:p>
      <text:p text:style-name="P7"><text:tab/><text:tab/>lists.d</text:p>
      <text:p text:style-name="P7"><text:tab/><text:tab/>lists.o</text:p>
      <text:p text:style-name="P7"><text:tab/><text:tab/>main.d</text:p>
      <text:p text:style-name="P7"><text:tab/><text:tab/>main.o</text:p>
      <text:p text:style-name="P7"><text:tab/><text:tab/>menu.d</text:p>
      <text:p text:style-name="P7"><text:tab/><text:tab/>menu.o</text:p>
      <text:p text:style-name="P5"><text:tab/><text:span text:style-name="T3">src</text:span><text:span text:style-name="T4"> <text:s text:c="15"/>// </text:span><text:span text:style-name="T6">Contient le code source, .c et .h</text:span></text:p>
      <text:p text:style-name="P3"><text:tab/><text:tab/><text:span text:style-name="T8">borrow.c</text:span></text:p>
      <text:p text:style-name="P7"><text:tab/><text:tab/>borrow.h</text:p>
      <text:p text:style-name="P7"><text:tab/><text:tab/>common.h</text:p>
      <text:p text:style-name="P7"><text:tab/><text:tab/>lists.c</text:p>
      <text:p text:style-name="P7"><text:tab/><text:tab/>lists.h</text:p>
      <text:p text:style-name="P7"><text:tab/><text:tab/>main.c</text:p>
      <text:p text:style-name="P7"><text:tab/><text:tab/>menu.c</text:p>
      <text:p text:style-name="P7"><text:tab/><text:tab/>menu.h</text:p>
      <text:p text:style-name="P5"><text:tab/><text:span text:style-name="T3">text_files</text:span><text:span text:style-name="T4"> <text:s text:c="5"/>// </text:span><text:span text:style-name="T6">Contient les fichiers texte</text:span></text:p>
      <text:p text:style-name="P9"><text:span text:style-name="T2"><text:tab/><text:tab/></text:span><text:span text:style-name="T10">borrowings.txt</text:span><text:span text:style-name="T13"> <text:s text:c="4"/>// </text:span><text:span text:style-name="T12">Actualise la liste des emprunts si le répertoire borrowings est vide</text:span></text:p>
      <text:p text:style-name="P8"><text:tab/><text:tab/>brought_back.txt<text:span text:style-name="T11"> // </text:span><text:span text:style-name="T12">Fichier à lire pour rendre des livres</text:span></text:p>
      <text:p text:style-name="P8"><text:tab/><text:tab/>library.txt<text:span text:style-name="T11"> <text:s text:c="12"/>// </text:span><text:span text:style-name="T12">Créer la bibliothèque</text:span></text:p>
      <text:p text:style-name="P7"><text:tab/>makefile</text:p>
      <text:p text:style-name="P7"><text:tab/>rapport</text:p>
      <text:p text:style-name="P10"/>
      <text:p text:style-name="P10"/>
      <text:p text:style-name="P23">Makefile :</text:p>
      <text:p text:style-name="P10"><text:span text:style-name="T7"/></text:p>
      <text:p text:style-name="P13">Un Makefile e<text:span text:style-name="T14">st un</text:span> fichier constitué de plusieurs règles de la forme :</text:p>
      <text:p text:style-name="P13"><text:span text:style-name="T14">cible </text:span>: dépendances</text:p>
      <text:p text:style-name="P13"><text:tab/>commandes</text:p>
      <text:p text:style-name="P13"/>
      <text:p text:style-name="P13">Cibles :</text:p>
      <text:p text:style-name="P13"><text:tab/>all : regroupe dans ces dépendances l’executable à produire.</text:p>
      <text:p text:style-name="P13"><text:tab/><text:span text:style-name="T15">c</text:span>lean : permet de supprimer tous les fichiers intermédiaires.</text:p>
      <text:p text:style-name="P13"><text:tab/>.<text:span text:style-name="T16">PHONY : permet de reconstruire les dépendances de la cible (dépendante de .PHONY), <text:tab/><text:tab/>dans le cas où des fichiers porteraient le même nom.</text:span></text:p>
      <text:p text:style-name="P13"/>
      <text:p text:style-name="P13">Variables :</text:p>
      <text:p text:style-name="P13"><text:tab/>CFLAGS : regroupe les options de compilation.</text:p>
      <text:p text:style-name="P13"><text:tab/><text:tab/>-Wall -Wextra : <text:span text:style-name="T17">warnings de compilation</text:span></text:p>
      <text:p text:style-name="P13"><text:tab/><text:tab/>-g : Génère les informations de débogage.</text:p>
      <text:p text:style-name="P12"><text:tab/><text:tab/>-<text:span text:style-name="T17">MMD : permet la génération des fichiers .d pour les dépendances.</text:span></text:p>
      <text:p text:style-name="P12"/>
      <text:p text:style-name="P13"><text:tab/>LIB : regroupe les options de l’édition de liens.</text:p>
      <text:p text:style-name="P12"><text:tab/><text:tab/>-lm : b<text:span text:style-name="T18">ibliothèque maths</text:span></text:p>
      <text:p text:style-name="P13"/>
      <text:p text:style-name="P14"><text:tab/>SRC : contient la liste des fichiers sources du projet. <text:span text:style-name="T19">La commande wildcard permet <text:tab/><text:tab/><text:tab/>l’utilisation du joker * dans la définition d’une variable.</text:span></text:p>
      <text:p text:style-name="P14"/>
      <text:p text:style-name="P14"><text:tab/>OBJ : contient la liste des fichiers objets. OBJ est rempli à partir de SRC.</text:p>
      <text:p text:style-name="P15"><text:tab/><text:tab/>$(patsubst pattern, replacement, text) : Trouve les mots dans text qui correspondent <text:tab/><text:tab/>au pattern et les remplace par replacement.</text:p>
      <text:p text:style-name="P13"/>
      <text:p text:style-name="P16"><text:tab/>DEP : fichiers .d contenant les dépendances associées à un fichier .o du même nom.</text:p>
      <text:p text:style-name="P13"/>
      <text:p text:style-name="P17">Variables internes :</text:p>
      <text:p text:style-name="P13"><text:tab/>$@ : Le nom de la cible.</text:p>
      <text:p text:style-name="P13"><text:tab/>$&lt; : Le nom de la première dépendance.</text:p>
      <text:p text:style-name="P13"><text:tab/>$^ : La liste des dépendances.</text:p>
      <text:p text:style-name="P13"><text:tab/><text:span text:style-name="T20">@ : permet de ne pas afficher la commande dans la console.</text:span></text:p>
      <text:p text:style-name="P11"><text:span text:style-name="T7"/></text:p>
      <text:p text:style-name="P24"><text:span text:style-name="T7">T</text:span><text:span text:style-name="T4">race d’execution des fonctions :</text:span></text:p>
      <text:p text:style-name="P25">Jeux d’essais, Liste des cas 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9T16:43:24.302000000</meta:creation-date>
    <dc:date>2020-02-29T17:51:53.197000000</dc:date>
    <meta:editing-duration>PT20M35S</meta:editing-duration>
    <meta:editing-cycles>8</meta:editing-cycles>
    <meta:generator>LibreOffice/6.3.2.2$Windows_X86_64 LibreOffice_project/98b30e735bda24bc04ab42594c85f7fd8be07b9c</meta:generator>
    <meta:document-statistic meta:table-count="0" meta:image-count="0" meta:object-count="0" meta:page-count="6" meta:paragraph-count="89" meta:word-count="425" meta:character-count="2632" meta:non-whitespace-character-count="2164"/>
  </office:meta>
</office:document-meta>
</file>